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 Innovative Image Processing Method for Flow Measurement in Open Channels and Rivers</text:p>
      <text:p text:style-name="P2"/>
      <text:p text:style-name="P3">یک روش نوآورانه پردازش تصویر برای اندازه‌گیری جریان در کانال‌های باز و رودخانه‌ها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5T17:56:03.679830731</meta:creation-date>
    <dc:date>2023-03-05T17:57:26.289411916</dc:date>
    <meta:editing-duration>PT1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6" meta:character-count="164" meta:non-whitespace-character-count="140"/>
  </office:meta>
</office:document-meta>
</file>